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Transformer.createOutp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Transformer.toSAXSourceFromStax( Stax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Transformer.setInputFactory( XMLInputFactory inpu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Transformer.toSAXSourc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SourceTransformer.toDOMSourc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SourceTransformer.toStaxSourc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ourceTransformer.getInp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ourceTransformer.createInp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Transformer.setOutputFactory( XMLOutputFactory outpu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Transformer.toDOMSourceFromStax( Stax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ourceTransformer.getOutp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ourceTransformer.toXMLStreamReader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